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4.25cm" fo:min-width="5.8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47cm" fo:min-width="18.5cm"/>
      <style:paragraph-properties style:writing-mode="lr-tb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749cm" fo:min-width="5.297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749cm" fo:min-width="5.306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48cm" fo:min-width="5.294cm"/>
      <style:paragraph-properties style:writing-mode="lr-tb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749cm" fo:min-width="5.29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14.25cm" fo:min-width="11.392cm"/>
      <style:paragraph-properties style:writing-mode="lr-tb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749cm" fo:min-width="7.981cm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749cm" fo:min-width="2.3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b2b2b2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6.392cm" svg:height="14.5cm" draw:transform="skewX (-0.000523598775598299) translate (13.4cm 3.2cm)">
          <text:p text:style-name="P1">Overall statis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cm" svg:height="1.997cm" draw:transform="skewX (-0.000523598775598299) translate (1cm 1.003cm)">
          <text:p text:style-name="P1">User Statis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797cm" svg:height="1.999cm" svg:x="13.695cm" svg:y="4.6cm">
          <text:p text:style-name="P1">Number of tasks</text:p>
          <text:p text:style-name="P1">completed tod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06cm" svg:height="1.999cm" svg:x="13.695cm" svg:y="6.78cm">
          <text:p text:style-name="P1">Total tasks</text:p>
          <text:p text:style-name="P1">comple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06cm" svg:height="1.999cm" svg:x="13.695cm" svg:y="13.321cm">
          <text:p text:style-name="P1">Proportion of tasks </text:p>
          <text:p text:style-name="P1">completed on 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794cm" svg:height="1.998cm" svg:x="13.695cm" svg:y="8.961cm">
          <text:p text:style-name="P1">Total working</text:p>
          <text:p text:style-name="P1">time tod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794cm" svg:height="1.998cm" svg:x="13.707cm" svg:y="11.141cm">
          <text:p text:style-name="P1">Total working</text:p>
          <text:p text:style-name="P1">time this we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795cm" svg:height="1.999cm" svg:x="13.706cm" svg:y="15.501cm">
          <text:p text:style-name="P1">Average accuracy</text:p>
          <text:p text:style-name="P1">of time estim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892cm" svg:height="14.5cm" draw:transform="skewX (-0.000523598775598299) translate (1.2cm 3.2cm)">
          <text:p text:style-name="P1">Statistics of recent tas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4.3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4.3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6.5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6.5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8.7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8.7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10.9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10.9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13.1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13.1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measurelines" svg:width="8.481cm" svg:height="1.999cm" svg:x="4.323cm" svg:y="15.3cm">
          <text:list text:style-name="L1">
            <text:list-item>
              <text:p text:style-name="P3">due date / completion date</text:p>
            </text:list-item>
            <text:list-item>
              <text:p text:style-name="P3">time estimate / time take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measurelines" svg:width="2.827cm" svg:height="1.999cm" svg:x="1.496cm" svg:y="15.3cm">
          <text:list text:style-name="L1">
            <text:list-header>
              <text:p text:style-name="P3">Title: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3T09:12:31.136965516</meta:creation-date>
    <dc:date>2020-03-15T13:19:07.762905858</dc:date>
    <meta:editing-duration>PT53M34S</meta:editing-duration>
    <meta:editing-cycles>4</meta:editing-cycles>
    <meta:generator>LibreOffice/6.3.4.2.0$Linux_X86_64 LibreOffice_project/30$Build-2</meta:generator>
    <meta:document-statistic meta:object-count="21"/>
  </office:meta>
</office:document-meta>
</file>